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4D2D62242EB67B9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text-properties officeooo:paragraph-rsid="0027fb88" fo:background-color="transparent"/>
    </style:style>
    <style:style style:name="P11" style:family="paragraph" style:parent-style-name="Table_20_Contents">
      <style:text-properties officeooo:rsid="002b799c" officeooo:paragraph-rsid="002b799c" fo:background-color="transparent"/>
    </style:style>
    <style:style style:name="P12" style:family="paragraph" style:parent-style-name="Table_20_Contents">
      <style:text-properties officeooo:paragraph-rsid="002b799c" fo:background-color="transparent"/>
    </style:style>
    <style:style style:name="P13" style:family="paragraph" style:parent-style-name="Table_20_Contents">
      <style:text-properties officeooo:rsid="001ee474" officeooo:paragraph-rsid="001ee474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397f25" officeooo:paragraph-rsid="00397f25"/>
    </style:style>
    <style:style style:name="P19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20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1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23" style:family="paragraph" style:parent-style-name="Standard" style:list-style-name="L1">
      <style:text-properties officeooo:rsid="0027fb88" officeooo:paragraph-rsid="0027fb88"/>
    </style:style>
    <style:style style:name="P24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1a5680"/>
    </style:style>
    <style:style style:name="T13" style:family="text">
      <style:text-properties officeooo:rsid="001fd18d"/>
    </style:style>
    <style:style style:name="T14" style:family="text">
      <style:text-properties officeooo:rsid="001d9b1c"/>
    </style:style>
    <style:style style:name="T15" style:family="text">
      <style:text-properties officeooo:rsid="002aeff2"/>
    </style:style>
    <style:style style:name="T16" style:family="text">
      <style:text-properties officeooo:rsid="0020556b"/>
    </style:style>
    <style:style style:name="T17" style:family="text">
      <style:text-properties officeooo:rsid="0035bc70"/>
    </style:style>
    <style:style style:name="T18" style:family="text">
      <style:text-properties officeooo:rsid="0037d1a0"/>
    </style:style>
    <style:style style:name="T19" style:family="text">
      <style:text-properties officeooo:rsid="0025bcf3"/>
    </style:style>
    <style:style style:name="T20" style:family="text">
      <style:text-properties officeooo:rsid="0024f72b"/>
    </style:style>
    <style:style style:name="T21" style:family="text">
      <style:text-properties officeooo:rsid="00397f25"/>
    </style:style>
    <style:style style:name="T22" style:family="text">
      <style:text-properties officeooo:rsid="003a8d4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p. zn. <text:span text:style-name="T17">#5722, #4556</text:span></text:p>
      <text:p text:style-name="P19">Dodatek č. <text:span text:style-name="T18">2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14">Personální odbor</text:span></text:p>
            <text:p text:style-name="P15">z<text:span text:style-name="T12">a</text:span>st<text:span text:style-name="T12">o</text:span>up<text:span text:style-name="T12">ena</text:span>: <text:span text:style-name="T15">Bc. Janem Novákem </text:span><text:a xlink:type="simple" xlink:href="mailto:jan.novak@pirati.cz" text:style-name="Internet_20_link" text:visited-style-name="Visited_20_Internet_20_Link"><text:span text:style-name="T15">jan.novak@pirati.cz</text:span></text:a><text:span text:style-name="T15">, vedoucí</text:span></text:p>
            <text:p text:style-name="P16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5">kontakt: <text:span text:style-name="T16">Barbora Hradečná <text:s text:c="4"/></text:span>e-mail: <text:span text:style-name="T16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9"><text:span text:style-name="T8">Dodavatel</text:span><text:span text:style-name="T9">:</text:span></text:p>
          </table:table-cell>
          <table:table-cell table:style-name="Tabulka1.A1" office:value-type="string">
            <text:p text:style-name="P14"><text:span text:style-name="T12">Jméno</text:span>: Zuzana Jíchová</text:p>
            <text:p text:style-name="P17"><text:span text:style-name="T19">ročník</text:span>: <text:span text:style-name="T20">1985</text:span> <text:s text:c="3"/><text:span text:style-name="T13">bydliště: </text:span>Dolní Černá Studnice</text:p>
          </table:table-cell>
        </table:table-row>
        <table:table-row table:style-name="Tabulka1.3">
          <table:table-cell table:style-name="Tabulka1.A1" office:value-type="string">
            <text:list xml:id="list6424306194323070667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235201923992236" text:continue-numbering="true" text:style-name="L1">
              <text:list-item>
                <text:p text:style-name="P23">Změna – upřesnění odměny od 1.<text:span text:style-name="T17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8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3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1"/>
            <text:p text:style-name="P10">• paušální odměna <text:span text:style-name="T21">6300</text:span> Kč měsíčně </text:p>
            <text:p text:style-name="P10">• úkolová odměna: až <text:span text:style-name="T21">5</text:span> 000 Kč měsíčně</text:p>
            <text:p text:style-name="P12"/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21">15</text:span>h <text:span text:style-name="T14">týdně </text:span>(slovy: <text:span text:style-name="T21">patnáct</text:span>hodin), </text:p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0">V <text:span text:style-name="T14">Praze</text:span> dne <text:span text:style-name="T15">01.06.2017</text:span></text:p>
      <text:p text:style-name="P6">Za zadavatele: <text:tab/><text:tab/><text:tab/>Za dodavatele: </text:p>
      <text:p text:style-name="P7"><text:span text:style-name="T15">Vladislav Tobias Esner</text:span><text:tab/><text:tab/><text:span text:style-name="T22">Zuzana Jíchová</text:span></text:p>
      <text:p text:style-name="P7"/>
      <text:p text:style-name="P7"/>
      <text:p text:style-name="P6">……………................<text:tab/><text:tab/>….......………….........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4D2D62242EB67B9E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3T23:52:01.678660043</dc:date>
    <meta:editing-cycles>115</meta:editing-cycles>
    <meta:editing-duration>P24DT17H36M39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88" meta:character-count="1370" meta:non-whitespace-character-count="1196"/>
    <meta:user-defined meta:name="Informace 1"/>
    <meta:user-defined meta:name="Informace 2"/>
    <meta:user-defined meta:name="Informace 3"/>
    <meta:user-defined meta:name="Informace 4"/>
  </office:meta>
</office:document-meta>
</file>